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c33" draw:opacity="30%" draw:textarea-horizontal-align="justify" draw:textarea-vertical-align="top" draw:auto-grow-height="false" fo:min-height="17.522cm" fo:min-width="4.668cm"/>
    </style:style>
    <style:style style:name="gr2" style:family="graphic" style:parent-style-name="standard">
      <style:graphic-properties svg:stroke-color="#000000" draw:fill-color="#00ccff" draw:opacity="30%" draw:textarea-horizontal-align="justify" draw:textarea-vertical-align="top" draw:auto-grow-height="false" fo:min-height="17.534cm" fo:min-width="4.668cm"/>
    </style:style>
    <style:style style:name="gr3" style:family="graphic" style:parent-style-name="standard">
      <style:graphic-properties svg:stroke-color="#000000" draw:fill-color="#ff9900" draw:opacity="50%" draw:textarea-horizontal-align="justify" draw:textarea-vertical-align="top" draw:auto-grow-height="false" fo:min-height="17.522cm" fo:min-width="4.668cm"/>
    </style:style>
    <style:style style:name="gr4" style:family="graphic" style:parent-style-name="standard">
      <style:graphic-properties svg:stroke-color="#000000" draw:fill-color="#00ccff" draw:textarea-horizontal-align="justify" draw:textarea-vertical-align="middle" draw:auto-grow-height="false" fo:min-height="1.528cm" fo:min-width="3.056cm"/>
    </style:style>
    <style:style style:name="gr5" style:family="graphic" style:parent-style-name="standard">
      <style:graphic-properties svg:stroke-color="#000000" draw:fill-color="#00cc33" draw:textarea-horizontal-align="justify" draw:textarea-vertical-align="middle" draw:auto-grow-height="false" fo:min-height="1.528cm" fo:min-width="3.056cm"/>
    </style:style>
    <style:style style:name="gr6" style:family="graphic" style:parent-style-name="standard">
      <style:graphic-properties svg:stroke-color="#000000" draw:fill-color="#6666ff" draw:opacity="30%" draw:textarea-horizontal-align="justify" draw:textarea-vertical-align="top" draw:auto-grow-height="false" fo:min-height="17.522cm" fo:min-width="4.668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1.528cm" fo:min-width="5.469cm"/>
    </style:style>
    <style:style style:name="gr8" style:family="graphic" style:parent-style-name="objectwithoutfill">
      <style:graphic-properties draw:stroke="dash" draw:stroke-dash="Ultrafine_20_2_20_Dots_20_3_20_Dashes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9900" draw:textarea-horizontal-align="justify" draw:textarea-vertical-align="middle" draw:auto-grow-height="false" fo:min-height="1.528cm" fo:min-width="3.056cm"/>
    </style:style>
    <style:style style:name="gr1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P1" style:family="paragraph">
      <style:paragraph-properties fo:margin-top="0cm" fo:margin-bottom="0cm" fo:text-align="center">
        <style:tab-stops/>
      </style:paragraph-properties>
      <style:text-properties style:text-underline-style="solid" style:text-underline-width="auto" style:text-underline-color="font-color"/>
    </style:style>
    <style:style style:name="P2" style:family="paragraph">
      <loext:graphic-properties draw:fill-color="#00cc33" draw:opacity="30%"/>
      <style:paragraph-properties fo:margin-top="0cm" fo:margin-bottom="0cm" fo:text-align="center">
        <style:tab-stops/>
      </style:paragraph-properties>
      <style:text-properties style:text-underline-style="solid" style:text-underline-width="auto" style:text-underline-color="font-color"/>
    </style:style>
    <style:style style:name="P3" style:family="paragraph">
      <loext:graphic-properties draw:fill-color="#00ccff" draw:opacity="30%"/>
      <style:paragraph-properties fo:margin-top="0cm" fo:margin-bottom="0cm" fo:text-align="center">
        <style:tab-stops/>
      </style:paragraph-properties>
      <style:text-properties style:text-underline-style="solid" style:text-underline-width="auto" style:text-underline-color="font-color"/>
    </style:style>
    <style:style style:name="P4" style:family="paragraph">
      <loext:graphic-properties draw:fill-color="#ff9900" draw:opacity="50%"/>
      <style:paragraph-properties fo:margin-top="0cm" fo:margin-bottom="0cm" fo:text-align="center"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-color="#6666ff" draw:opacity="30%"/>
      <style:paragraph-properties fo:margin-top="0cm" fo:margin-bottom="0cm" fo:text-align="center">
        <style:tab-stops/>
      </style:paragraph-properties>
      <style:text-properties style:text-underline-style="solid" style:text-underline-width="auto" style:text-underline-color="font-color"/>
    </style:style>
    <style:style style:name="P9" style:family="paragraph">
      <loext:graphic-properties draw:fill-color="#6666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68cm" svg:height="17.772cm" draw:transform="skewX (-0.00767944870877505) rotate (1.56538580611371) translate (1.072cm 16.739cm)">
          <text:p text:style-name="P1">Test Port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5.168cm" svg:height="17.784cm" draw:transform="skewX (-0.00767944870877505) rotate (1.56538580611371) translate (1.119cm 6.275cm)">
          <text:p text:style-name="P1">IoT-Testwa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5.168cm" svg:height="17.772cm" draw:transform="skewX (-0.00767944870877505) rotate (1.56538580611371) translate (1.101cm 11.505cm)">
          <text:p text:style-name="P1">Protocol Modul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6" xml:id="id1" draw:id="id1" draw:layer="layout" svg:width="3.556cm" svg:height="1.778cm" svg:x="3.681cm" svg:y="2.896cm">
          <text:p text:style-name="P5">MQTT</text:p>
          <draw:enhanced-geometry svg:viewBox="0 0 21600 21600" draw:type="rectangle" draw:enhanced-path="M 0 0 L 21600 0 21600 21600 0 21600 0 0 Z N"/>
        </draw:custom-shape>
        <draw:custom-shape draw:style-name="gr4" draw:text-style-name="P6" xml:id="id8" draw:id="id8" draw:layer="layout" svg:width="3.556cm" svg:height="1.778cm" svg:x="8.642cm" svg:y="2.85cm">
          <text:p text:style-name="P5">CoAP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.556cm" svg:height="1.778cm" svg:x="13.857cm" svg:y="2.823cm">
          <text:p text:style-name="P5">OPC-UA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.556cm" svg:height="1.778cm" svg:x="8.643cm" svg:y="12.283cm">
          <text:p text:style-name="P5">IPL4asp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.556cm" svg:height="1.778cm" svg:x="3.681cm" svg:y="14.487cm">
          <text:p text:style-name="P5">SocketAPI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168cm" svg:height="17.772cm" draw:transform="skewX (-0.00767944870877505) rotate (1.56538580611371) translate (1.061cm 21.989cm)">
          <text:p text:style-name="P1">Librari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9" xml:id="id5" draw:id="id5" draw:layer="layout" svg:width="5.969cm" svg:height="1.778cm" svg:x="7.405cm" svg:y="18.463cm">
          <text:p text:style-name="P5">TCCUsefulfunctions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5.459cm" svg:y1="4.674cm" svg:x2="10.421cm" svg:y2="12.283cm" draw:start-shape="id1" draw:start-glue-point="2" draw:end-shape="id2" svg:d="M5459 4674c0 5707 4962 1903 4962 7609" svg:viewBox="0 0 4963 7610">
          <text:p/>
        </draw:connector>
        <draw:connector draw:style-name="gr9" draw:text-style-name="P10" draw:layer="layout" draw:type="curve" svg:x1="5.459cm" svg:y1="8.673cm" svg:x2="5.459cm" svg:y2="14.487cm" draw:start-shape="id3" draw:start-glue-point="2" draw:end-shape="id4" draw:end-glue-point="0" svg:d="M5459 8673v5814" svg:viewBox="0 0 1 5815">
          <text:p/>
        </draw:connector>
        <draw:connector draw:style-name="gr9" draw:text-style-name="P10" draw:layer="layout" draw:type="curve" svg:x1="10.421cm" svg:y1="14.061cm" svg:x2="10.389cm" svg:y2="18.463cm" draw:start-shape="id2" draw:start-glue-point="2" draw:end-shape="id5" draw:end-glue-point="0" svg:d="M10421 14061c0 3301-32 1101-32 4402" svg:viewBox="0 0 33 4403">
          <text:p/>
        </draw:connector>
        <draw:connector draw:style-name="gr9" draw:text-style-name="P10" draw:layer="layout" draw:type="curve" svg:x1="15.635cm" svg:y1="4.601cm" svg:x2="15.649cm" svg:y2="6.891cm" draw:start-shape="id6" draw:start-glue-point="2" draw:end-shape="id7" draw:end-glue-point="0" svg:d="M15635 4601c0 1717 14 573 14 2290" svg:viewBox="0 0 15 2291">
          <text:p/>
        </draw:connector>
        <draw:connector draw:style-name="gr9" draw:text-style-name="P10" draw:layer="layout" draw:type="curve" svg:x1="10.42cm" svg:y1="4.628cm" svg:x2="10.924cm" svg:y2="6.895cm" draw:start-shape="id8" draw:start-glue-point="2" draw:end-shape="id9" draw:end-glue-point="0" svg:d="M10420 4628c0 1701 504 568 504 2267" svg:viewBox="0 0 505 2268">
          <text:p/>
        </draw:connector>
        <draw:connector draw:style-name="gr9" draw:text-style-name="P10" draw:layer="layout" draw:type="curve" svg:x1="8.643cm" svg:y1="13.172cm" svg:x2="5.459cm" svg:y2="14.487cm" draw:start-shape="id2" draw:start-glue-point="3" draw:end-shape="id4" draw:end-glue-point="0" svg:d="M8643 13172c-2123 0-3184 438-3184 1315" svg:viewBox="0 0 3185 1316">
          <text:p/>
        </draw:connector>
        <draw:custom-shape draw:style-name="gr10" draw:text-style-name="P11" xml:id="id3" draw:id="id3" draw:layer="layout" svg:width="3.556cm" svg:height="1.778cm" svg:x="3.681cm" svg:y="6.895cm">
          <text:p text:style-name="P5">MQTT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svg:x1="5.459cm" svg:y1="4.674cm" svg:x2="5.459cm" svg:y2="6.895cm" draw:start-shape="id1" draw:start-glue-point="2" draw:end-shape="id3" draw:end-glue-point="0" svg:d="M5459 4674v2221" svg:viewBox="0 0 1 2222">
          <text:p/>
        </draw:connector>
        <draw:connector draw:style-name="gr9" draw:text-style-name="P10" draw:layer="layout" draw:type="curve" svg:x1="15.649cm" svg:y1="8.669cm" svg:x2="13.835cm" svg:y2="9.395cm" draw:start-shape="id7" draw:start-glue-point="2" draw:end-shape="id10" draw:end-glue-point="0" svg:d="M15649 8669c0 544-1814 182-1814 726" svg:viewBox="0 0 1815 727">
          <text:p/>
        </draw:connector>
        <draw:connector draw:style-name="gr8" draw:text-style-name="P10" draw:layer="layout" draw:type="curve" draw:line-skew="0.076cm" svg:x1="10.42cm" svg:y1="4.628cm" svg:x2="10.421cm" svg:y2="12.283cm" draw:start-shape="id8" draw:start-glue-point="2" draw:end-shape="id2" draw:end-glue-point="0" svg:d="M10420 4628c0 5856 1 2029 1 7655" svg:viewBox="0 0 2 7656">
          <text:p/>
        </draw:connector>
        <draw:custom-shape draw:style-name="gr10" draw:text-style-name="P11" xml:id="id9" draw:id="id9" draw:layer="layout" svg:width="3.556cm" svg:height="1.778cm" svg:x="9.146cm" svg:y="6.895cm">
          <text:p text:style-name="P5">CoAP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5.649cm" svg:y1="8.669cm" svg:x2="10.421cm" svg:y2="12.283cm" draw:start-shape="id7" draw:start-glue-point="2" draw:end-shape="id2" draw:end-glue-point="0" svg:d="M15649 8669c0 2710-5228 904-5228 3614" svg:viewBox="0 0 5229 3615">
          <text:p/>
        </draw:connector>
        <draw:custom-shape draw:style-name="gr10" draw:text-style-name="P11" xml:id="id7" draw:id="id7" draw:layer="layout" svg:width="3.556cm" svg:height="1.778cm" svg:x="13.871cm" svg:y="6.891cm">
          <text:p text:style-name="P5">OPC-UA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0" draw:id="id10" draw:layer="layout" svg:width="3.556cm" svg:height="1.778cm" svg:x="12.057cm" svg:y="9.395cm">
          <text:p text:style-name="P5">Comm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465a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0:00:58.718562219</meta:creation-date>
    <dc:date>2018-04-03T11:18:02.990047203</dc:date>
    <meta:editing-duration>PT23M15S</meta:editing-duration>
    <meta:editing-cycles>7</meta:editing-cycles>
    <meta:generator>LibreOffice/5.1.6.2$Linux_X86_64 LibreOffice_project/10m0$Build-2</meta:generator>
    <meta:document-statistic meta:object-count="24"/>
  </office:meta>
</office:document-meta>
</file>